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4ac76" officeooo:paragraph-rsid="0004ac76"/>
    </style:style>
    <style:style style:name="P4" style:family="paragraph" style:parent-style-name="Standard">
      <style:text-properties officeooo:rsid="00064de3" officeooo:paragraph-rsid="00064de3"/>
    </style:style>
    <style:style style:name="P5" style:family="paragraph" style:parent-style-name="Subtitle">
      <style:text-properties officeooo:rsid="00015fa8" officeooo:paragraph-rsid="00015fa8"/>
    </style:style>
    <style:style style:name="P6" style:family="paragraph" style:parent-style-name="Text_20_body">
      <style:text-properties officeooo:rsid="00015fa8" officeooo:paragraph-rsid="0001b90b"/>
    </style:style>
    <style:style style:name="P7" style:family="paragraph" style:parent-style-name="Text_20_body">
      <style:text-properties officeooo:rsid="0001b90b" officeooo:paragraph-rsid="0001b90b"/>
    </style:style>
    <style:style style:name="P8" style:family="paragraph" style:parent-style-name="Text_20_body">
      <style:text-properties officeooo:rsid="000adc7b" officeooo:paragraph-rsid="000adc7b"/>
    </style:style>
    <style:style style:name="P9" style:family="paragraph" style:parent-style-name="Title">
      <style:text-properties officeooo:rsid="000adc7b" officeooo:paragraph-rsid="000adc7b"/>
    </style:style>
    <style:style style:name="P10" style:family="paragraph" style:parent-style-name="Heading_20_1">
      <style:text-properties officeooo:rsid="0004ac76" officeooo:paragraph-rsid="0004ac76"/>
    </style:style>
    <style:style style:name="P11" style:family="paragraph" style:parent-style-name="Heading_20_1">
      <style:text-properties officeooo:rsid="0011bc5f" officeooo:paragraph-rsid="0011bc5f"/>
    </style:style>
    <style:style style:name="P12" style:family="paragraph" style:parent-style-name="Heading_20_1">
      <style:text-properties officeooo:rsid="00130c71" officeooo:paragraph-rsid="00130c71"/>
    </style:style>
    <style:style style:name="P13" style:family="paragraph" style:parent-style-name="Heading_20_2">
      <style:text-properties officeooo:rsid="0013776e" officeooo:paragraph-rsid="0013776e"/>
    </style:style>
    <style:style style:name="P14" style:family="paragraph" style:parent-style-name="Standard">
      <style:text-properties officeooo:rsid="000bd703" officeooo:paragraph-rsid="000d9788"/>
    </style:style>
    <style:style style:name="P15" style:family="paragraph" style:parent-style-name="Standard">
      <style:text-properties officeooo:rsid="0011bc5f" officeooo:paragraph-rsid="0011bc5f"/>
    </style:style>
    <style:style style:name="P16" style:family="paragraph" style:parent-style-name="Standard">
      <style:text-properties officeooo:rsid="0004ac76" officeooo:paragraph-rsid="0004ac76"/>
    </style:style>
    <style:style style:name="P17" style:family="paragraph" style:parent-style-name="Standard">
      <style:text-properties officeooo:rsid="00130c71" officeooo:paragraph-rsid="00130c71"/>
    </style:style>
    <style:style style:name="P18" style:family="paragraph" style:parent-style-name="Standard">
      <style:text-properties officeooo:paragraph-rsid="0013776e"/>
    </style:style>
    <style:style style:name="P19" style:family="paragraph" style:parent-style-name="Standard">
      <style:text-properties officeooo:rsid="0013776e" officeooo:paragraph-rsid="0013776e"/>
    </style:style>
    <style:style style:name="P20" style:family="paragraph" style:parent-style-name="Standard" style:list-style-name="L1">
      <style:text-properties officeooo:rsid="0013776e" officeooo:paragraph-rsid="0013776e"/>
    </style:style>
    <style:style style:name="P21" style:family="paragraph" style:parent-style-name="Standard" style:list-style-name="L2">
      <style:text-properties officeooo:rsid="0013776e" officeooo:paragraph-rsid="0013776e"/>
    </style:style>
    <style:style style:name="P22" style:family="paragraph" style:parent-style-name="Standard">
      <style:text-properties officeooo:rsid="00064de3" officeooo:paragraph-rsid="00064de3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3776e" fo:background-color="#ffff00" loext:char-shading-value="0"/>
    </style:style>
    <style:style style:name="T6" style:family="text">
      <style:text-properties officeooo:rsid="0013776e" fo:background-color="#ffff00" loext:char-shading-value="0"/>
    </style:style>
    <style:style style:name="T7" style:family="text">
      <style:text-properties officeooo:rsid="0014a46d" fo:background-color="#ffff00" loext:char-shading-value="0"/>
    </style:style>
    <style:style style:name="T8" style:family="text">
      <style:text-properties officeooo:rsid="0014a46d"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30c71"/>
    </style:style>
    <style:style style:name="T11" style:family="text">
      <style:text-properties officeooo:rsid="0013776e"/>
    </style:style>
    <style:style style:name="T12" style:family="text">
      <style:text-properties officeooo:rsid="0014a4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lho Prático de Inteligência Artificial</text:p>
      <text:p text:style-name="P5">Licenciatura em Engenharia Informática</text:p>
      <text:p text:style-name="P6">Universidade do Minho</text:p>
      <text:p text:style-name="P8">Inteligência Artificial</text:p>
      <text:p text:style-name="P7">Grupo <text:span text:style-name="T1">19</text:span></text:p>
      <text:p text:style-name="P7">2021/2022</text:p>
      <text:p text:style-name="P1">Abstract</text:p>
      <text:p text:style-name="P14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3430091049" text:style-name="Numbering_20_123">
        <text:list-item>
          <text:h text:style-name="P11" text:outline-level="1">Objetivos</text:h>
        </text:list-item>
      </text:list>
      <text:p text:style-name="P15">Este documento tem como propósito descrever detalhadamente as particularidades da nossa so<text:span text:style-name="T9">lução para o problema proposto. Como tal, iremos começar por descrever o processo de formulação de problemas utilizado, incluindo a representação do estado do sistema. </text:span>De seguida apresentamos <text:span text:style-name="T10">um</text:span>a <text:span text:style-name="T10">explicação</text:span> <text:span text:style-name="T10">detalhada </text:span>das estratégias de procura utilizadas <text:span text:style-name="T10">(informada e não informada)</text:span> <text:span text:style-name="T10">pel</text:span>o sistema. Posteriormente, <text:span text:style-name="T10">complementamos a nossa solução com uma análise comparativa entre as diferentes estratégias de procura implementadas e, finalmente, concluímos o relatório com alguns comentários acerca do trabalho.</text:span></text:p>
      <text:list xml:id="list125514032578156" text:continue-numbering="true" text:style-name="Numbering_20_123">
        <text:list-item>
          <text:h text:style-name="P12" text:outline-level="1">Formulação do Problema</text:h>
        </text:list-item>
      </text:list>
      <text:p text:style-name="Standard">Formulação do problema como um problema de pesquisa indicando a representação do estado inicial (atual), estado/teste objetivo, os operadores (nome, pré-condições, efeitos) e custo da solução;</text:p>
      <text:list xml:id="list125513924482650" text:continue-numbering="true" text:style-name="Numbering_20_123">
        <text:list-item>
          <text:h text:style-name="P12" text:outline-level="1">Estratégias de Procura Implementadas</text:h>
        </text:list-item>
      </text:list>
      <text:p text:style-name="P17">&lt;<text:span text:style-name="T6">geral</text:span>&gt;</text:p>
      <text:p text:style-name="P17"><text:soft-page-break/>&lt;<text:span text:style-name="T8">dividir os algoritmos em subcapítulos – usar heading 3</text:span>&gt;</text:p>
      <text:list xml:id="list125514598514849" text:continue-numbering="true" text:style-name="Numbering_20_123">
        <text:list-item>
          <text:list>
            <text:list-item>
              <text:h text:style-name="P13" text:outline-level="2">Procura Não Informada</text:h>
            </text:list-item>
          </text:list>
        </text:list-item>
      </text:list>
      <text:p text:style-name="P18">&lt;<text:span text:style-name="T6">como funciona</text:span>&gt;</text:p>
      <text:p text:style-name="P18">&lt;<text:span text:style-name="T6">quando se aplica</text:span>&gt;</text:p>
      <text:p text:style-name="P18">&lt;<text:span text:style-name="T6">complexidade temporal e espacial</text:span>&gt;</text:p>
      <text:list xml:id="list607872505" text:style-name="L1">
        <text:list-item>
          <text:p text:style-name="P20">DFS</text:p>
        </text:list-item>
        <text:list-item>
          <text:p text:style-name="P20">BFS</text:p>
        </text:list-item>
        <text:list-item>
          <text:p text:style-name="P20">Busca iterativa limitada em profundidade</text:p>
        </text:list-item>
      </text:list>
      <text:list xml:id="list125514192287022" text:continue-list="list125514598514849" text:style-name="Numbering_20_123">
        <text:list-item>
          <text:list>
            <text:list-item>
              <text:h text:style-name="P13" text:outline-level="2">Procura Informada</text:h>
            </text:list-item>
          </text:list>
        </text:list-item>
      </text:list>
      <text:p text:style-name="P18">&lt;<text:span text:style-name="T6">como funciona</text:span>&gt;</text:p>
      <text:p text:style-name="P18">&lt;<text:span text:style-name="T6">como/quando se aplica</text:span>&gt;</text:p>
      <text:p text:style-name="P18">&lt;<text:span text:style-name="T6">heurística utilizada na nossa solução</text:span>&gt;</text:p>
      <text:p text:style-name="P18">&lt;<text:span text:style-name="T6">justificar heurística</text:span>&gt;</text:p>
      <text:list xml:id="list3928861658" text:style-name="L2">
        <text:list-item>
          <text:p text:style-name="P21">gulosa</text:p>
        </text:list-item>
        <text:list-item>
          <text:p text:style-name="P21">A estrela</text:p>
        </text:list-item>
      </text:list>
      <text:list xml:id="list125514607077445" text:continue-list="list125514192287022" text:style-name="Numbering_20_123">
        <text:list-item>
          <text:h text:style-name="P12" text:outline-level="1">Resultados</text:h>
        </text:list-item>
      </text:list>
      <text:p text:style-name="P19">&lt;<text:span text:style-name="T4">Preencher tabela</text:span>&gt;</text:p>
      <text:p text:style-name="P19">&lt;<text:span text:style-name="T4">comentar tabela</text:span>&gt;</text:p>
      <text:p text:style-name="P19"/>
      <table:table table:name="Table1" table:style-name="Table1" table:template-name="Academic">
        <table:table-column table:style-name="Table1.A" table:number-columns-repeated="5"/>
        <table:table-row table:style-name="TableLine94555958460176">
          <table:table-cell table:style-name="Table1.A1" office:value-type="string">
            <text:p text:style-name="P24">Estratégia</text:p>
          </table:table-cell>
          <table:table-cell table:style-name="Table1.A1" office:value-type="string">
            <text:p text:style-name="P24">Tempo (segundos)</text:p>
          </table:table-cell>
          <table:table-cell table:style-name="Table1.A1" office:value-type="string">
            <text:p text:style-name="P24">Espaço (<text:span text:style-name="T4">unidade?</text:span>)</text:p>
          </table:table-cell>
          <table:table-cell table:style-name="Table1.A1" office:value-type="string">
            <text:p text:style-name="P24">Indicador/Custo</text:p>
          </table:table-cell>
          <table:table-cell table:style-name="Table1.A1" office:value-type="string">
            <text:p text:style-name="P24">Encontrou a melhor solução?</text:p>
          </table:table-cell>
        </table:table-row>
        <table:table-row table:style-name="TableLine94555958460176">
          <table:table-cell table:style-name="Table1.A2" office:value-type="string">
            <text:p text:style-name="P24">DFS</text:p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</table:table-row>
        <table:table-row table:style-name="TableLine94555958460176">
          <table:table-cell table:style-name="Table1.A2" office:value-type="string">
            <text:p text:style-name="P24">BFS</text:p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</table:table-row>
        <table:table-row table:style-name="TableLine94555958460176">
          <table:table-cell table:style-name="Table1.A2" office:value-type="string">
            <text:p text:style-name="P24">BILP</text:p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</table:table-row>
        <table:table-row table:style-name="TableLine94555958460176">
          <table:table-cell table:style-name="Table1.A2" office:value-type="string">
            <text:p text:style-name="P24">Gulosa</text:p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</table:table-row>
        <table:table-row table:style-name="TableLine94555958460176">
          <table:table-cell table:style-name="Table1.A6" office:value-type="string">
            <text:p text:style-name="P24">A*</text:p>
          </table:table-cell>
          <table:table-cell table:style-name="Table1.B6">
            <text:p text:style-name="P23"/>
          </table:table-cell>
          <table:table-cell table:style-name="Table1.B6">
            <text:p text:style-name="P23"/>
          </table:table-cell>
          <table:table-cell table:style-name="Table1.B6">
            <text:p text:style-name="P23"/>
          </table:table-cell>
          <table:table-cell table:style-name="Table1.B6">
            <text:p text:style-name="P23"/>
          </table:table-cell>
        </table:table-row>
      </table:table>
      <text:p text:style-name="P19"/>
      <text:p text:style-name="P19"/>
      <text:list xml:id="list125515410241867" text:continue-numbering="true" text:style-name="Numbering_20_123">
        <text:list-item>
          <text:h text:style-name="P10" text:outline-level="1">Conclusão</text:h>
        </text:list-item>
      </text:list>
      <text:p text:style-name="P3">&lt;<text:span text:style-name="T8">comentar geralmente as estratégias – comparação</text:span>&gt;</text:p>
      <text:p text:style-name="P3">&lt;<text:span text:style-name="T8">conclusão_genérica</text:span>&gt;</text:p>
      <text:p text:style-name="P2">Referências</text:p>
      <text:p text:style-name="P4">&lt;<text:span text:style-name="T8">biblía_russel</text:span>&gt;</text:p>
      <text:p text:style-name="P4">&lt;<text:span text:style-name="T8">online_ref</text:span>&gt;</text:p>
      <text:p text:style-name="P4">&lt;<text:span text:style-name="T8">new RandomIndian();</text:span>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9T12:54:45.688817849</dc:date>
    <meta:editing-duration>PT32M7S</meta:editing-duration>
    <meta:editing-cycles>6</meta:editing-cycles>
    <meta:generator>LibreOffice/7.1.8.1$Linux_X86_64 LibreOffice_project/10$Build-1</meta:generator>
    <meta:document-statistic meta:table-count="1" meta:image-count="0" meta:object-count="0" meta:page-count="2" meta:paragraph-count="49" meta:word-count="311" meta:character-count="2244" meta:non-whitespace-character-count="1992"/>
  </office:meta>
</office:document-meta>
</file>